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tab/><text:tab/><text:span text:style-name="T2">fishfuncts.cpp</text:span></text:p>
      <text:p text:style-name="Preformatted_20_Text"/>
      <text:p text:style-name="Preformatted_20_Text">The file fishfuncts.cpp contains the following functions</text:p>
      <text:p text:style-name="Preformatted_20_Text"><text:span text:style-name="T1">1)int searchEmpty ( fishy * f1, const int &amp; n )</text:span></text:p>
      <text:p text:style-name="Preformatted_20_Text"><text:tab/> <text:s/>This function takes as reference arguments the array f1 of the objects of type</text:p>
      <text:p text:style-name="Preformatted_20_Text"><text:s text:c="2"/>fishy and the size of the array integr n.</text:p>
      <text:p text:style-name="Preformatted_20_Text"><text:s text:c="6"/>The function checks if there is a dead fish in the array. It returns the index of the</text:p>
      <text:p text:style-name="Preformatted_20_Text"><text:s text:c="2"/>dead fish (if any) else it returns -1.</text:p>
      <text:p text:style-name="Preformatted_20_Text"><text:s text:c="7"/>It is called by void addFish in case the user wants to introduce a new fish in the aquarium;</text:p>
      <text:p text:style-name="Preformatted_20_Text"/>
      <text:p text:style-name="Preformatted_20_Text"/>
      <text:p text:style-name="P1">2)void addFish ( fishy * f, const int &amp; numFishes, const int &amp; button )</text:p>
      <text:p text:style-name="Preformatted_20_Text"><text:tab/> <text:s/>This function is called by the main() function in case the user wants </text:p>
      <text:p text:style-name="Preformatted_20_Text"><text:s text:c="2"/>a new fish in the aquarium.The function calls the function int searchEmpty.</text:p>
      <text:p text:style-name="Preformatted_20_Text"><text:s text:c="2"/>If there is a dead fish, the function calls the methods void fishy::resurrectFish </text:p>
      <text:p text:style-name="Preformatted_20_Text"><text:s text:c="2"/>and void fishy::initFish on the dead fish so that it could be shown in the aquarium.</text:p>
      <text:p text:style-name="Preformatted_20_Text"><text:s text:c="2"/></text:p>
      <text:p text:style-name="Preformatted_20_Text"/>
      <text:p text:style-name="P1">3)void drawfish (int fishtype, int x, int y, float scale)</text:p>
      <text:p text:style-name="Preformatted_20_Text"><text:tab/> <text:s/>This function creates a fishy object and imprints the member Polygon p of the </text:p>
      <text:p text:style-name="Preformatted_20_Text"><text:s text:c="2"/>object at the given co ordinates and setting the given scale.</text:p>
      <text:p text:style-name="Preformatted_20_Text"><text:tab/> <text:s/>This function takes as arguments the fishtype, the x and y co ordinates and the scale</text:p>
      <text:p text:style-name="Preformatted_20_Text"><text:s text:c="2"/>of the fish to drawn. </text:p>
      <text:p text:style-name="Preformatted_20_Text"><text:s text:c="6"/>It is called by the function void drawfishes().</text:p>
      <text:p text:style-name="Preformatted_20_Text"/>
      <text:p text:style-name="Preformatted_20_Text"/>
      <text:p text:style-name="P1"/>
      <text:p text:style-name="P1">4)void drawfishes()</text:p>
      <text:p text:style-name="Preformatted_20_Text"><text:tab/> <text:s/>This function imprints the fishes on their respective buttons by calling the</text:p>
      <text:p text:style-name="Preformatted_20_Text"><text:s text:c="2"/>function void drawfish().</text:p>
      <text:p text:style-name="Preformatted_20_Text"><text:s text:c="7"/>It is called by the main() function.</text:p>
      <text:p text:style-name="Preformatted_20_Text"><text:tab/> <text:s/></text:p>
      <text:p text:style-name="Preformatted_20_Text"/>
      <text:p text:style-name="P1">5)void aquareset ( fishy * f, const int &amp; n, textbox &amp; tdpy )</text:p>
      <text:p text:style-name="Preformatted_20_Text"><text:tab/> <text:s/>This function takes as reference arguments the fishy array, its size and the</text:p>
      <text:p text:style-name="Preformatted_20_Text"><text:s text:c="2"/>object of type textbox.</text:p>
      <text:p text:style-name="Preformatted_20_Text"><text:s text:c="6"/>It invokes the method void fishy::killFish() on each fishy object and sets their </text:p>
      <text:p text:style-name="Preformatted_20_Text"><text:s text:c="2"/>life to false. It also clears the messages on the screen.</text:p>
      <text:p text:style-name="Preformatted_20_Text"><text:tab/> <text:s/>It is called by the main() function when the user wishes to rese the aquarium.</text:p>
      <text:p text:style-name="Preformatted_20_Text"><text:tab/> <text:s/></text:p>
      <text:p text:style-name="Preformatted_20_Text"><text:tab/> <text:s/></text:p>
      <text:p text:style-name="P1">6)void quit ( fishy * f, const int &amp; n, const int&amp; time )</text:p>
      <text:p text:style-name="Preformatted_20_Text"><text:tab/> <text:s text:c="2"/>This function takes the fishy array, its size and the variable representing the time as</text:p>
      <text:p text:style-name="Preformatted_20_Text"><text:s text:c="3"/>reference arguments. It defines the file output stream named out to output the data </text:p>
      <text:p text:style-name="Preformatted_20_Text"><text:s text:c="3"/>of the current aquarium in the file 'output.txt'. It outputs the life,</text:p>
      <text:p text:style-name="Preformatted_20_Text"><text:s text:c="3"/>ftype, agemax, age, maxhunger, hunger and scale of each fish along with time.</text:p>
      <text:p text:style-name="Preformatted_20_Text"><text:s text:c="8"/>It is called by the main() function when the user quits the simulation.</text:p>
      <text:p text:style-name="Preformatted_20_Text"><text:s text:c="3"/>It thus saves all the data so that the user may continue with the simulation later.</text:p>
      <text:p text:style-name="Preformatted_20_Text"><text:s text:c="3"/></text:p>
      <text:p text:style-name="Preformatted_20_Text"/>
      <text:p text:style-name="P1">7)void fromfile ( fishy * f, int $n, int &amp; t <text:s/>)</text:p>
      <text:p text:style-name="Preformatted_20_Text"><text:tab/> <text:s text:c="3"/>This function takes the fishy array as its reference argument.It defines </text:p>
      <text:p text:style-name="Preformatted_20_Text"><text:s text:c="3"/>the following variables.</text:p>
      <text:p text:style-name="Preformatted_20_Text"><text:tab/> <text:s text:c="3"/>1)ifstream in ( "output.txt" ):</text:p>
      <text:p text:style-name="Preformatted_20_Text"><text:tab/><text:tab/><text:tab/> <text:s/>This stream is used to input the saved data rom the file 'output.txt'.</text:p>
      <text:p text:style-name="Preformatted_20_Text"><text:tab/> </text:p>
      <text:p text:style-name="Preformatted_20_Text"><text:s text:c="9"/>The time is read int thr reference variable t.The for loop then reads in the saved</text:p>
      <text:p text:style-name="Preformatted_20_Text"><text:s text:c="3"/>data for each fish from the file.</text:p>
      <text:p text:style-name="Preformatted_20_Text"><text:s text:c="9"/>It is called by the main() function when the user wishes to continue </text:p>
      <text:p text:style-name="Preformatted_20_Text"><text:s text:c="3"/>the old saved simulation.</text:p>
      <text:p text:style-name="Preformatted_20_Text"><text:s text:c="3"/></text:p>
      <text:p text:style-name="Preformatted_20_Text"/>
      <text:p text:style-name="Preformatted_20_Text"><text:soft-page-break/></text:p>
      <text:p text:style-name="P1">8)void givefood ( fishy * f, food &amp; fishfood, int &amp; numFishes, bool * hungry )</text:p>
      <text:p text:style-name="Preformatted_20_Text"><text:tab/> <text:s text:c="2"/>This function calls the method void food::foodreset() on the reference parameter</text:p>
      <text:p text:style-name="Preformatted_20_Text"><text:s text:c="2"/>fishfood and sets its member variable setFood to true. It also resets the hunger to zero</text:p>
      <text:p text:style-name="Preformatted_20_Text"><text:s text:c="2"/>of each fish by calling the function hungerReset.</text:p>
      <text:p text:style-name="Preformatted_20_Text"><text:s text:c="8"/>It is called by the main() function when the user wants to feed the fish.</text:p>
      <text:p text:style-name="Preformatted_20_Text"><text:s text:c="3"/></text:p>
      <text:p text:style-name="Preformatted_20_Text"/>
      <text:p text:style-name="P1">9)bool checkHungry ( fishy * f, int &amp; numFishes )</text:p>
      <text:p text:style-name="Preformatted_20_Text"><text:tab/> <text:s text:c="2"/>This function checks if any fish is hungry(i.e. if hunger exceeds maxhunger for</text:p>
      <text:p text:style-name="Preformatted_20_Text"><text:s text:c="3"/>a fish) and it is called by main().</text:p>
      <text:p text:style-name="Preformatted_20_Text"><text:s text:c="3"/></text:p>
      <text:p text:style-name="Preformatted_20_Text"/>
      <text:p text:style-name="Preformatted_20_Text"/>
      <text:p text:style-name="P1">10)bool checkDeath ( int &amp; numFishes, fishy * f, bool &amp; hungry ) </text:p>
      <text:p text:style-name="Preformatted_20_Text"><text:tab/> <text:s text:c="2"/>This function checks if any fish is supposed to die due to age(i.e. age&gt;=agemax) or</text:p>
      <text:p text:style-name="Preformatted_20_Text"><text:s text:c="3"/>hunger(hunger&gt;=maxhunger). If yes, it returns true. Also it invokes the method</text:p>
      <text:p text:style-name="Preformatted_20_Text"><text:s text:c="3"/>void fishy::killFish on a fish supposed to die and sets the bool variable hungry to false.</text:p>
      <text:p text:style-name="Preformatted_20_Text"><text:s text:c="3"/>If there is one fish in the aquarium whivh is hungry, the message that it s hungry is displayed.</text:p>
      <text:p text:style-name="Preformatted_20_Text"><text:s text:c="3"/>Now if this fish dies and the message regarding its death is displayed, there is no fish now</text:p>
      <text:p text:style-name="Preformatted_20_Text"><text:s text:c="3"/>and there is no point in displaying the message that a fish is hungry. Hence the bool variable</text:p>
      <text:p text:style-name="Preformatted_20_Text"><text:s text:c="3"/>hungry is set to false. in cas there are more fishes to start with, the program will anyways check</text:p>
      <text:p text:style-name="Preformatted_20_Text"><text:s text:c="3"/>the hunger in each iteration and hungery is thus correctly set to tue or false.</text:p>
      <text:p text:style-name="Preformatted_20_Text"><text:s text:c="7"/>It is called by the main() function. <text:s/><text:tab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en" style:country-asian="US" style:font-name-complex="Lohit Hind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Liberation Serif1" style:font-size-asian="10pt" style:font-name-complex="Liberation Serif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11-10T21:30:33</dc:date>
    <meta:editing-duration>P0D</meta:editing-duration>
    <meta:editing-cycles>1</meta:editing-cycles>
    <meta:document-statistic meta:table-count="0" meta:image-count="0" meta:object-count="0" meta:page-count="2" meta:paragraph-count="72" meta:word-count="743" meta:character-count="4266" meta:non-whitespace-character-count="3350"/>
  </office:meta>
</office:document-meta>
</file>